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 Italiqu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1.899cm" style:auto-text-indent="false" fo:background-color="transparent"/>
      <style:text-properties fo:language="fr" fo:country="FR" officeooo:rsid="00193d9b" officeooo:paragraph-rsid="00193d9b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1.899cm" style:auto-text-indent="false" style:page-number="auto" fo:background-color="transparent"/>
      <style:text-properties fo:language="fr" fo:country="FR" officeooo:rsid="00193d9b" officeooo:paragraph-rsid="00193d9b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letter-spacing="normal" fo:language="fr" fo:country="FR" fo:font-style="normal" fo:font-weight="normal" officeooo:rsid="001f8f19" officeooo:paragraph-rsid="001f8f19" loext:padding="0cm" loext:border="non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1.899cm" style:auto-text-indent="false" fo:background-color="transparent"/>
      <style:text-properties fo:font-size="16pt" fo:language="fr" fo:country="FR" fo:font-weight="bold" officeooo:rsid="00193d9b" officeooo:paragraph-rsid="00193d9b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rsid="026dff29" officeooo:paragraph-rsid="026dff29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Figure_20_Index_20_Heading">
      <style:paragraph-properties fo:break-before="page"/>
    </style:style>
    <style:style style:name="P8" style:family="paragraph" style:parent-style-name="Heading_20_1">
      <style:paragraph-properties fo:break-before="page"/>
      <style:text-properties officeooo:paragraph-rsid="02e4fb45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Preformatted_20_Text">
      <style:text-properties officeooo:rsid="02e95243" officeooo:paragraph-rsid="02e95243"/>
    </style:style>
    <style:style style:name="P11" style:family="paragraph" style:parent-style-name="Preformatted_20_Text">
      <style:text-properties officeooo:rsid="02e95802" officeooo:paragraph-rsid="02e95802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b31e8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officeooo:paragraph-rsid="02e4fb45"/>
    </style:style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>
      <style:text-properties fo:color="#c9211e" loext:opacity="100%" officeooo:rsid="02e7fe81" officeooo:paragraph-rsid="02e7fe81"/>
    </style:style>
    <style:style style:name="P16" style:family="paragraph" style:parent-style-name="Text_20_body" style:list-style-name="L9"/>
    <style:style style:name="P17" style:family="paragraph" style:parent-style-name="Text_20_body">
      <style:text-properties officeooo:paragraph-rsid="02e8b1da"/>
    </style:style>
    <style:style style:name="P18" style:family="paragraph" style:parent-style-name="Text_20_body">
      <style:text-properties officeooo:paragraph-rsid="02e95243"/>
    </style:style>
    <style:style style:name="P19" style:family="paragraph" style:parent-style-name="Title" style:master-page-name="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fo:font-variant="normal" fo:text-transform="none" fo:letter-spacing="normal" fo:font-style="normal" fo:font-weight="normal" officeooo:rsid="02e25c1c" officeooo:paragraph-rsid="02e25c1c" loext:padding="0cm" loext:border="none"/>
    </style:style>
    <style:style style:name="P20" style:family="paragraph" style:parent-style-name="Title">
      <style:text-properties officeooo:rsid="02e25c1c" officeooo:paragraph-rsid="02e25c1c"/>
    </style:style>
    <style:style style:name="T1" style:family="text">
      <style:text-properties officeooo:rsid="0225b335"/>
    </style:style>
    <style:style style:name="T2" style:family="text">
      <style:text-properties officeooo:rsid="02e4fb45"/>
    </style:style>
    <style:style style:name="T3" style:family="text">
      <style:text-properties officeooo:rsid="02e7fe81"/>
    </style:style>
    <style:style style:name="T4" style:family="text">
      <style:text-properties officeooo:rsid="02e8b1da"/>
    </style:style>
    <style:style style:name="T5" style:family="text">
      <style:text-properties style:font-name="sans-serif"/>
    </style:style>
    <style:style style:name="T6" style:family="text">
      <style:text-properties officeooo:rsid="02e9524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Auteur du rapport : </text:p>
      <text:p text:style-name="P4">Soulié <text:span text:style-name="T1">M</text:span>axime</text:p>
      <text:p text:style-name="P20">titre</text:p>
      <text:p text:style-name="P19">sous titre</text:p>
      <text:p text:style-name="P12"/>
      <text:p text:style-name="P5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</text:index-body>
      </text:table-of-content>
      <text:p text:style-name="P3"/>
      <text:illustration-index text:style-name="Sect1" text:protected="true" text:name="Index des figures1">
        <text:illustration-index-source text:caption-sequence-name="Figure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P7">Index des figures</text:p>
          </text:index-title>
        </text:index-body>
      </text:illustration-index>
      <text:table-index text:style-name="Sect1" text:protected="true" text:name="Index des tableaux1">
        <text:table-index-source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aux1_Head">
            <text:p text:style-name="Table_20_index_20_heading">Index des tableaux</text:p>
          </text:index-title>
        </text:index-body>
      </text:table-index>
      <text:p text:style-name="P3"/>
      <text:h text:style-name="P8" text:outline-level="1"><text:span text:style-name="T2">Premiers pas</text:span></text:h>
      <text:h text:style-name="Heading_20_2" text:outline-level="2">expressions simples</text:h>
      <text:p text:style-name="P15">JUSTIFIER AVANT D’ENVOYER</text:p>
      <text:list xml:id="list2227818593" text:style-name="L7">
        <text:list-item>
          <text:p text:style-name="P14">1+3*5;;</text:p>
          <text:list>
            <text:list-item>
              <text:p text:style-name="P14">-:i<text:span text:style-name="T2">nt=16</text:span></text:p>
            </text:list-item>
          </text:list>
        </text:list-item>
        <text:list-item>
          <text:p text:style-name="P14">3=5;;</text:p>
          <text:list>
            <text:list-item>
              <text:p text:style-name="P14">-:<text:span text:style-name="T2">bool=false</text:span></text:p>
            </text:list-item>
          </text:list>
        </text:list-item>
        <text:list-item>
          <text:p text:style-name="P14">"Bonjour";;</text:p>
          <text:list>
            <text:list-item>
              <text:p text:style-name="P14">-:<text:span text:style-name="T2">string="Bonjour"</text:span></text:p>
            </text:list-item>
          </text:list>
        </text:list-item>
        <text:list-item>
          <text:p text:style-name="P14">2345;;</text:p>
          <text:list>
            <text:list-item>
              <text:p text:style-name="P14">-:i<text:span text:style-name="T2">nt=2345</text:span></text:p>
            </text:list-item>
          </text:list>
        </text:list-item>
        <text:list-item>
          <text:p text:style-name="P14">3456789009;;</text:p>
          <text:list>
            <text:list-item>
              <text:p text:style-name="P13">-:i<text:span text:style-name="T2">nt=3456789009</text:span></text:p>
            </text:list-item>
          </text:list>
        </text:list-item>
        <text:list-item>
          <text:p text:style-name="P14">10.6 * 3;;</text:p>
          <text:list>
            <text:list-item>
              <text:p text:style-name="P14">Error: This expression has type float but an expression was expected of typ<text:span text:style-name="T2">e</text:span> int</text:p>
            </text:list-item>
          </text:list>
        </text:list-item>
        <text:list-item>
          <text:p text:style-name="P14">let pi = 3.14159;;</text:p>
          <text:list>
            <text:list-item>
              <text:p text:style-name="P14">val pi : float = 3.14159</text:p>
            </text:list-item>
          </text:list>
        </text:list-item>
        <text:list-item>
          <text:p text:style-name="P14">let rayon = 10.0;;</text:p>
          <text:list>
            <text:list-item>
              <text:p text:style-name="P14">val <text:span text:style-name="T2">rayon</text:span> : float = <text:span text:style-name="T2">10.0</text:span></text:p>
            </text:list-item>
          </text:list>
        </text:list-item>
        <text:list-item>
          <text:p text:style-name="P14">2.0 *. pi *. rayon;;</text:p>
          <text:list>
            <text:list-item>
              <text:p text:style-name="P14">- : float = 62.8318</text:p>
            </text:list-item>
          </text:list>
        </text:list-item>
        <text:list-item>
          <text:p text:style-name="P14">let circonf = 2.0 *. pi *. rayon;;</text:p>
          <text:list>
            <text:list-item>
              <text:p text:style-name="P14">val circonf : float = 62.8318</text:p>
            </text:list-item>
          </text:list>
        </text:list-item>
        <text:list-item>
          <text:p text:style-name="P14">circonf;;</text:p>
          <text:list>
            <text:list-item>
              <text:p text:style-name="P14">- : float = 62.8318</text:p>
            </text:list-item>
          </text:list>
        </text:list-item>
        <text:list-item>
          <text:p text:style-name="P14">3 * circonf;;</text:p>
          <text:list>
            <text:list-item>
              <text:p text:style-name="P14">Error: This expression has type float but an expression was expected of type <text:span text:style-name="T3">int</text:span></text:p>
            </text:list-item>
          </text:list>
        </text:list-item>
        <text:list-item>
          <text:p text:style-name="P14">10 / 4;;</text:p>
          <text:list>
            <text:list-item>
              <text:p text:style-name="P14">- : int = 2</text:p>
            </text:list-item>
          </text:list>
        </text:list-item>
        <text:list-item>
          <text:p text:style-name="P14">10.0 /. 4.0;;</text:p>
          <text:list>
            <text:list-item>
              <text:p text:style-name="P14">- : float = 2.5</text:p>
            </text:list-item>
          </text:list>
        </text:list-item>
        <text:list-item>
          <text:p text:style-name="P14">let x=1 and y=2;;</text:p>
          <text:list>
            <text:list-item>
              <text:p text:style-name="P14">val x : int = 1</text:p>
            </text:list-item>
            <text:list-item>
              <text:p text:style-name="P14">val y : int = 2</text:p>
            </text:list-item>
          </text:list>
        </text:list-item>
        <text:list-item>
          <text:p text:style-name="P14">let x=y;;</text:p>
          <text:list>
            <text:list-item>
              <text:p text:style-name="P14">val x : int = 2</text:p>
            </text:list-item>
          </text:list>
        </text:list-item>
        <text:list-item>
          <text:p text:style-name="P14">x=y;;</text:p>
          <text:list>
            <text:list-item>
              <text:p text:style-name="P14">- : bool = true</text:p>
            </text:list-item>
          </text:list>
        </text:list-item>
        <text:list-item>
          <text:p text:style-name="P14">let x = 2 in let y = 3 in x*x+y;;</text:p>
          <text:list>
            <text:list-item>
              <text:p text:style-name="P14">- : int = 7</text:p>
            </text:list-item>
          </text:list>
        </text:list-item>
      </text:list>
      <text:h text:style-name="P9" text:outline-level="2">expressions fonctionnelles simples</text:h>
      <text:p text:style-name="P15">JUSTIFIER AVANT D’ENVOYER</text:p>
      <text:list xml:id="list4146471198" text:style-name="L9">
        <text:list-item>
          <text:p text:style-name="P16">let carre x = x * x;;</text:p>
          <text:list>
            <text:list-item>
              <text:p text:style-name="P16">val carre : int -&gt; int = &lt;fun&gt;</text:p>
            </text:list-item>
          </text:list>
        </text:list-item>
        <text:list-item>
          <text:p text:style-name="P16">carre 4.0;;</text:p>
          <text:list>
            <text:list-item>
              <text:p text:style-name="P16">Error: This expression has type float but an expression was expected of type <text:span text:style-name="T4">int</text:span></text:p>
            </text:list-item>
          </text:list>
        </text:list-item>
        <text:list-item>
          <text:p text:style-name="P16">carre (4 + 7);;</text:p>
          <text:list>
            <text:list-item>
              <text:p text:style-name="P16">- : int = 121</text:p>
            </text:list-item>
          </text:list>
        </text:list-item>
        <text:list-item>
          <text:p text:style-name="P16">carre 4 + 7;;</text:p>
          <text:list>
            <text:list-item>
              <text:p text:style-name="P16">- : int = 23</text:p>
            </text:list-item>
          </text:list>
        </text:list-item>
        <text:list-item>
          <text:p text:style-name="P16">carre (carre 4);;</text:p>
          <text:list>
            <text:list-item>
              <text:p text:style-name="P16">- : int = 256</text:p>
            </text:list-item>
          </text:list>
        </text:list-item>
      </text:list>
      <text:h text:style-name="Heading_20_1" text:outline-level="1"><text:span text:style-name="T5">portée</text:span> <text:span text:style-name="T5">des variables et des fonctions</text:span></text:h>
      <text:h text:style-name="Heading_20_2" text:outline-level="2"/>
      <text:p text:style-name="Text_20_body">let a=1 in</text:p>
      <text:p text:style-name="Text_20_body"><text:tab/>let a=2 and b=a in</text:p>
      <text:p text:style-name="Text_20_body"><text:tab/><text:tab/>a+b;;</text:p>
      <text:p text:style-name="Preformatted_20_Text">- : int = 3</text:p>
      <text:p text:style-name="P17">a;;</text:p>
      <text:p text:style-name="Preformatted_20_Text">Error: Unbound value a</text:p>
      <text:p text:style-name="Text_20_body">let a = 42;;</text:p>
      <text:p text:style-name="P10">val a:int=42</text:p>
      <text:p text:style-name="Text_20_body">let a = a / 2;;</text:p>
      <text:p text:style-name="P10">val a:int=21</text:p>
      <text:p text:style-name="Text_20_body">let b x =</text:p>
      <text:p text:style-name="Text_20_body"><text:tab/>let a = float_of_int a in</text:p>
      <text:p text:style-name="Text_20_body"><text:tab/><text:tab/>a ** x;;</text:p>
      <text:p text:style-name="Preformatted_20_Text">val b : float -&gt; float = &lt;fun&gt;</text:p>
      <text:p text:style-name="Text_20_body">b 1.;; </text:p>
      <text:p text:style-name="Preformatted_20_Text">- : float = 21.</text:p>
      <text:p text:style-name="P11">car b est une fonction</text:p>
      <text:p text:style-name="Text_20_body">let a = -3;;</text:p>
      <text:p text:style-name="Preformatted_20_Text">val a : int = -3</text:p>
      <text:p text:style-name="Text_20_body"><text:soft-page-break/>b 2.;;</text:p>
      <text:p text:style-name="Preformatted_20_Text">- : float = 441.</text:p>
      <text:p text:style-name="Text_20_body">let f1 x y = if x &lt; 0</text:p>
      <text:p text:style-name="Text_20_body"><text:tab/>then x-y</text:p>
      <text:p text:style-name="Text_20_body"><text:tab/>else x+y;;</text:p>
      <text:p text:style-name="Preformatted_20_Text">val f1 : int -&gt; int -&gt; int = &lt;fun&gt;</text:p>
      <text:p text:style-name="Text_20_body">f1 a (int_of_float (b 5.));;</text:p>
      <text:p text:style-name="Preformatted_20_Text">- : int = -4084104</text:p>
      <text:p text:style-name="Text_20_body">f1 -4 a;;</text:p>
      <text:p text:style-name="Preformatted_20_Text">Error: This expression has type int -&gt; int -&gt; int</text:p>
      <text:p text:style-name="Preformatted_20_Text"><text:s text:c="7"/>but an expression was expected of type int</text:p>
      <text:p text:style-name="Text_20_body">f1 (-4) a;;</text:p>
      <text:p text:style-name="Preformatted_20_Text">- : int = -1</text:p>
      <text:p text:style-name="P18">let f x = log (float_of_int x) /. log 2. ;;</text:p>
      <text:p text:style-name="Preformatted_20_Text">val f : int -&gt; float = &lt;fun&gt;</text:p>
      <text:p text:style-name="Text_20_body">f f a;;</text:p>
      <text:p text:style-name="Preformatted_20_Text">Error: This function has type int -&gt; float</text:p>
      <text:p text:style-name="Preformatted_20_Text"><text:s text:c="7"/>It is applied to too many arguments; maybe you forgot a `;'.</text:p>
      <text:p text:style-name="Text_20_body">f (f a);;</text:p>
      <text:p text:style-name="Preformatted_20_Text">Error: This expression has type float but an expression was expected of type <text:s text:c="6"/><text:span text:style-name="T6">i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 Italiqu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.80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d4596" loext:opacity="100%" fo:font-size="16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1c1c1c"/>
      <style:paragraph-properties fo:margin-left="0cm" fo:margin-right="0cm" fo:margin-top="0cm" fo:margin-bottom="0cm" style:contextual-spacing="false" fo:text-indent="0cm" style:auto-text-indent="false" fo:background-color="#1c1c1c"/>
      <style:text-properties fo:color="#eeeeee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abbdff"/>
      <style:paragraph-properties fo:margin-top="0.423cm" fo:margin-bottom="0.212cm" style:contextual-spacing="false" style:page-number="auto" fo:background-color="#abbdff">
        <style:tab-stops/>
      </style:paragraph-properties>
      <style:text-properties fo:color="#2d4596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_20_1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01cm" fo:margin-bottom="0.21cm" style:contextual-spacing="false" fo:background-color="transparent" style:writing-mode="page"/>
      <style:text-properties fo:color="#2d4596" loext:opacity="100%" fo:font-size="115%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99cm" fo:margin-right="0cm" fo:margin-top="0.101cm" fo:margin-bottom="0.21cm" style:contextual-spacing="false" fo:text-indent="0cm" style:auto-text-indent="false" style:writing-mode="page"/>
      <style:text-properties fo:color="#2d4596" loext:opacity="100%" fo:font-size="105%" fo:font-weight="bold" style:font-size-asian="101%" style:font-weight-asian="bold" style:font-size-complex="101%" style:font-weight-complex="bold"/>
    </style:style>
    <style:style style:name="titre_5f_perso" style:display-name="titre_perso" style:family="paragraph" style:parent-style-name="Standard" style:next-style-name="Text_20_body" style:default-outline-level="1" style:list-style-name="" style:master-page-name="Standard">
      <style:paragraph-properties fo:margin-top="0.499cm" fo:margin-bottom="1cm" style:contextual-spacing="false" fo:text-align="center" style:justify-single-word="false" style:page-number="auto" fo:break-before="auto" fo:break-after="auto" style:writing-mode="page"/>
      <style:text-properties style:font-name="Arial4" fo:font-family="Arial" style:font-style-name="Gras Italique" style:font-family-generic="swiss" style:font-pitch="variable" fo:font-size="14pt" fo:font-style="italic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class="index">
      <loext:graphic-properties draw:fill="solid" draw:fill-color="#abbdff"/>
      <style:paragraph-properties fo:margin-top="0.423cm" fo:margin-bottom="0.212cm" style:contextual-spacing="false" fo:orphans="0" fo:widows="0" fo:background-color="#abbdff" fo:keep-with-next="always"/>
      <style:text-properties fo:color="#2d4596" loext:opacity="100%" style:font-name="Arial3" fo:font-family="Arial" style:font-style-name="Gras" style:font-family-generic="swiss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orphans="0" fo:widows="0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orphans="0" fo:widows="0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orphans="2" fo:widows="2" fo:hyphenation-ladder-count="no-limit"/>
      <style:text-properties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Arial" fo:font-family="Arial" style:font-family-generic="roman" style:font-pitch="variable" fo:font-size="12pt" fo:language="fr" fo:country="FR" style:font-name-asian="Arial2" style:font-family-asian="Arial" style:font-family-generic-asian="system" style:font-pitch-asian="variable" style:font-size-asian="12pt" style:language-asian="hi" style:country-asian="IN" style:font-name-complex="Arial2" style:font-family-complex="Arial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orphans="0" fo:widows="0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Graph" style:family="paragraph" style:parent-style-name="Caption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.101cm" fo:margin-bottom="0.199cm" style:contextual-spacing="false" fo:text-align="justify" style:justify-single-word="false" fo:orphans="0" fo:widows="0" fo:text-indent="1cm" style:auto-text-indent="false"/>
      <style:text-properties fo:font-size="10.5pt" style:font-size-asian="10.5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fo:orphans="0" fo:widows="0"/>
      <style:text-properties fo:font-style="italic" style:font-style-asian="italic" style:font-style-complex="italic"/>
    </style:style>
    <style:style style:name="Text_20_body_20_indent_20__28_user_29_" style:display-name="Text body indent (user)" style:family="paragraph" style:parent-style-name="Text_20_body_20__28_user_29_" style:default-outline-level="">
      <style:paragraph-properties fo:margin-left="0.499cm" fo:margin-right="0cm" fo:margin-top="0.101cm" fo:margin-bottom="0.199cm" style:contextual-spacing="false" fo:text-align="justify" style:justify-single-word="false" fo:orphans="0" fo:widows="0" fo:text-indent="1cm" style:auto-text-indent="false"/>
      <style:text-properties fo:font-size="10.5pt" style:font-size-asian="10.5pt" style:font-name-complex="Times New Roman1" style:font-family-complex="'Times New Roman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423cm" fo:margin-right="0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default-outline-level="">
      <style:paragraph-properties fo:margin-top="0.423cm" fo:margin-bottom="0.212cm" style:contextual-spacing="false" fo:orphans="0" fo:widows="0" fo:keep-with-next="always"/>
      <style:text-properties fo:color="#1b75bc" loext:opacity="100%" style:font-name="Arial3" fo:font-family="Arial" style:font-style-name="Gras" style:font-family-generic="swiss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size-complex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489cm" style:type="center"/>
          <style:tab-stop style:position="14.979cm" style:type="right"/>
        </style:tab-stops>
      </style:paragraph-properties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ppendix" style:family="paragraph" style:parent-style-name="Heading" style:next-style-name="Text_20_body" style:class="chapter">
      <loext:graphic-properties draw:fill="solid" draw:fill-color="#729fcf"/>
      <style:paragraph-properties fo:text-align="center" style:justify-single-word="false" fo:background-color="#729fcf"/>
      <style:text-properties fo:color="#2d4596" loext:opacity="100%"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nnexe_20_1" style:display-name="annexe 1" style:family="paragraph" style:parent-style-name="Heading_20_2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_5f_CharLFO12LVL1" style:display-name="WW_CharLFO12LVL1" style:family="text">
      <style:text-properties style:font-name="Calibri1" fo:font-family="Calibri" style:font-family-generic="swiss" style:font-pitch="variable" fo:font-size="13pt" style:text-underline-style="none" style:font-size-asian="13pt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1LVL9" style:display-name="WW_CharLFO11LVL9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8LVL3" style:display-name="WW_CharLFO8LVL3" style:family="text">
      <style:text-properties fo:color="#44546a" loext:opacity="100%" fo:font-size="12pt" style:font-size-asian="12pt"/>
    </style:style>
    <style:style style:name="WW_5f_CharLFO8LVL2" style:display-name="WW_CharLFO8LVL2" style:family="text">
      <style:text-properties fo:color="#93c95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WW_5f_CharLFO8LVL1" style:display-name="WW_CharLFO8LVL1" style:family="text">
      <style:text-properties fo:color="#02573f" loext:opacity="100%" fo:font-size="18pt" style:font-size-asian="18pt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3pt" style:text-underline-style="none" style:font-name-asian="Calibri2" style:font-family-asian="Calibri" style:font-family-generic-asian="system" style:font-pitch-asian="variable" style:font-size-asian="13pt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fo:color="#005640" loext:opacity="100%" style:font-name="Arial" fo:font-family="Arial" style:font-family-generic="roman" style:font-pitch="variable" fo:font-size="14pt" fo:font-weight="bold" fo:background-color="#91d754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005640" loext:opacity="100%" style:font-name="Arial" fo:font-family="Arial" style:font-family-generic="roman" style:font-pitch="variable" fo:font-size="14pt" style:text-underline-style="solid" style:text-underline-width="bold" style:text-underline-color="font-color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fo:color="#005640" loext:opacity="100%" style:font-name="Arial" fo:font-family="Arial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ied_20_de_20_page_20_Car" style:display-name="Pied de page C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ous-titre_20_Car" style:display-name="Sous-titre Car" style:family="text" style:parent-style-name="Default_20_Paragraph_20_Font">
      <style:text-properties fo:color="#666666" loext:opacity="100%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Titre_20_Car" style:display-name="Titre Car" style:family="text" style:parent-style-name="Default_20_Paragraph_20_Font">
      <style:text-properties fo:color="#91d754" loext:opacity="100%" style:font-name="Arial" fo:font-family="Arial" style:font-family-generic="roman" style:font-pitch="variable" fo:font-size="28pt" style:text-underline-style="solid" style:text-underline-width="auto" style:text-underline-color="font-color" fo:font-weight="bold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Internet_20_link_20__28_user_29_" style:display-name="Internet link (user)" style:family="text">
      <style:text-properties fo:color="#000080" loext:opacity="100%" fo:language="fr" fo:country="FR" style:text-underline-style="solid" style:text-underline-width="auto" style:text-underline-color="font-color" style:language-asian="fr" style:country-asian="FR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10">
      <number:number number:decimal-places="1" number:min-decimal-places="1" number:min-integer-digits="1"/>
      <number:text>°C</number:text>
    </number:number-style>
    <number:number-style style:name="N109">
      <number:number number:decimal-places="0" number:min-decimal-places="0" number:min-integer-digits="2">
        <number:embedded-text number:position="1">.</number:embedded-text>
      </number:number>
    </number:number-style>
    <number:number-style style:name="N108">
      <number:number number:decimal-places="0" number:min-decimal-places="0" number:min-integer-digits="1"/>
      <number:text> j</number:text>
    </number:number-style>
    <number:number-style style:name="N107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itle>Rapport de stage - Maxime Soulié</text:title><text:tab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9:13:28.240000000</meta:creation-date>
    <meta:generator>LibreOffice/7.3.7.2$Linux_X86_64 LibreOffice_project/30$Build-2</meta:generator>
    <meta:editing-duration>P1DT19H29M6S</meta:editing-duration>
    <meta:editing-cycles>340</meta:editing-cycles>
    <dc:date>2023-10-02T16:28:50.016765311</dc:date>
    <dc:title>Rapport de stage - Maxime Soulié</dc:title>
    <meta:document-statistic meta:table-count="0" meta:image-count="0" meta:object-count="0" meta:page-count="6" meta:paragraph-count="101" meta:word-count="513" meta:character-count="2086" meta:non-whitespace-character-count="1694"/>
  </office:meta>
</office:document-meta>
</file>